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20pt" fo:font-style="normal" style:text-underline-style="none" fo:font-weight="bold" style:text-blinking="false" fo:background-color="transparent"/>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5ea2b" style:text-blinking="false" fo:background-color="transparen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aba55" style:text-blinking="false" fo:background-color="transparen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102af22" style:text-blinking="false" fo:background-color="transparent"/>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5pt" fo:font-style="normal" style:text-underline-style="none" fo:font-weight="bold" style:text-blinking="false" fo:background-color="transparent"/>
    </style:style>
    <style:style style:name="P7" style:family="paragraph" style:parent-style-name="Text_20_body">
      <style:paragraph-properties fo:margin-top="0cm" fo:margin-bottom="0cm" loext:contextual-spacing="false" fo:line-height="138%" style:writing-mode="lr-tb"/>
      <style:text-properties officeooo:paragraph-rsid="0015ea2b"/>
    </style:style>
    <style:style style:name="P8" style:family="paragraph" style:parent-style-name="Text_20_body">
      <style:paragraph-properties fo:margin-top="0cm" fo:margin-bottom="0cm" loext:contextual-spacing="false" fo:line-height="138%" style:writing-mode="lr-tb"/>
      <style:text-properties officeooo:paragraph-rsid="00c8f95f"/>
    </style:style>
    <style:style style:name="P9" style:family="paragraph" style:parent-style-name="Text_20_body">
      <style:paragraph-properties fo:margin-top="0cm" fo:margin-bottom="0cm" loext:contextual-spacing="false" fo:line-height="138%" style:writing-mode="lr-tb"/>
      <style:text-properties officeooo:paragraph-rsid="0119edab"/>
    </style:style>
    <style:style style:name="P10" style:family="paragraph" style:parent-style-name="Text_20_body">
      <style:paragraph-properties fo:margin-top="0cm" fo:margin-bottom="0cm" loext:contextual-spacing="false" fo:line-height="138%" style:writing-mode="lr-tb"/>
      <style:text-properties officeooo:paragraph-rsid="019e2408"/>
    </style:style>
    <style:style style:name="P1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1aeff91" style:text-blinking="false" fo:background-color="transparent"/>
    </style:style>
    <style:style style:name="P12" style:family="paragraph" style:parent-style-name="Text_20_body">
      <style:paragraph-properties fo:margin-top="0cm" fo:margin-bottom="0cm" loext:contextual-spacing="false" fo:line-height="138%" style:writing-mode="lr-tb"/>
      <style:text-properties officeooo:paragraph-rsid="00a07cbf"/>
    </style:style>
    <style:style style:name="P13" style:family="paragraph" style:parent-style-name="Text_20_body">
      <style:paragraph-properties fo:margin-top="0cm" fo:margin-bottom="0cm" loext:contextual-spacing="false" fo:line-height="138%" style:writing-mode="lr-tb"/>
      <style:text-properties officeooo:paragraph-rsid="02269291"/>
    </style:style>
    <style:style style:name="P14" style:family="paragraph" style:parent-style-name="Text_20_body">
      <style:paragraph-properties fo:margin-top="0cm" fo:margin-bottom="0cm" loext:contextual-spacing="false" fo:line-height="138%" style:writing-mode="lr-tb"/>
      <style:text-properties officeooo:paragraph-rsid="0251abb7"/>
    </style:style>
    <style:style style:name="P15" style:family="paragraph" style:parent-style-name="Text_20_body">
      <style:paragraph-properties fo:margin-top="0cm" fo:margin-bottom="0cm" loext:contextual-spacing="false" fo:line-height="138%" style:writing-mode="lr-tb"/>
      <style:text-properties officeooo:paragraph-rsid="02588e6a"/>
    </style:style>
    <style:style style:name="P16"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officeooo:paragraph-rsid="00da4bb2"/>
    </style:style>
    <style:style style:name="P17"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officeooo:paragraph-rsid="0116590b"/>
    </style:style>
    <style:style style:name="P18"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arial" fo:font-size="11pt" officeooo:rsid="00182a91" officeooo:paragraph-rsid="00182a91" style:font-size-asian="11pt" style:font-size-complex="11pt"/>
    </style:style>
    <style:style style:name="P19"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arial" fo:font-size="11pt" officeooo:rsid="00182a91" officeooo:paragraph-rsid="011323c5" style:font-size-asian="11pt" style:font-size-complex="11pt"/>
    </style:style>
    <style:style style:name="P20"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arial" fo:font-size="11pt" officeooo:paragraph-rsid="0114ce12" style:font-size-asian="11pt" style:font-size-complex="11pt"/>
    </style:style>
    <style:style style:name="P21"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6b0f0" officeooo:paragraph-rsid="00182a91" style:text-blinking="false" fo:background-color="transparent" style:font-size-asian="11pt" style:font-size-complex="11pt"/>
    </style:style>
    <style:style style:name="P22"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6b0f0" officeooo:paragraph-rsid="0114ce12" style:text-blinking="false" fo:background-color="transparent" style:font-size-asian="11pt" style:font-size-complex="11pt"/>
    </style:style>
    <style:style style:name="P23"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6b0f0" officeooo:paragraph-rsid="0116590b" style:text-blinking="false" fo:background-color="transparent" style:font-size-asian="11pt" style:font-size-complex="11pt"/>
    </style:style>
    <style:style style:name="T1" style:family="text">
      <style:text-properties fo:font-variant="normal" fo:text-transform="none" fo:color="#000000" style:text-line-through-style="none" style:text-line-through-type="none" style:font-name="Arial" fo:font-size="20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20pt" fo:font-style="normal" style:text-underline-style="none" fo:font-weight="bold" officeooo:rsid="000d9038"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0f5fc0"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13bd04"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15ea2b"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18f771"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19dbfb"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26cce8"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343727"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3c2c21"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normal" style:text-underline-style="none" fo:font-weight="normal" officeooo:rsid="0042b58d"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1pt" fo:font-style="normal" style:text-underline-style="none" fo:font-weight="normal" officeooo:rsid="00454fad"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1pt" fo:font-style="normal" style:text-underline-style="none" fo:font-weight="normal" officeooo:rsid="004605f9"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1pt" fo:font-style="normal" style:text-underline-style="none" fo:font-weight="normal" officeooo:rsid="0047d076"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1pt" fo:font-style="normal" style:text-underline-style="none" fo:font-weight="normal" officeooo:rsid="004c2d19"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ize="11pt" fo:font-style="normal" style:text-underline-style="none" fo:font-weight="normal" officeooo:rsid="004dbad0"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ize="11pt" fo:font-style="normal" style:text-underline-style="none" fo:font-weight="normal" officeooo:rsid="004f8d12"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11pt" fo:font-style="normal" style:text-underline-style="none" fo:font-weight="normal" officeooo:rsid="004fbf31" style:text-blinking="false" fo:background-color="transparent" loext:char-shading-value="0"/>
    </style:style>
    <style:style style:name="T20" style:family="text">
      <style:text-properties fo:font-variant="normal" fo:text-transform="none" fo:color="#000000" style:text-line-through-style="none" style:text-line-through-type="none" style:font-name="Arial" fo:font-size="11pt" fo:font-style="normal" style:text-underline-style="none" fo:font-weight="normal" officeooo:rsid="005129f0" style:text-blinking="false" fo:background-color="transparent" loext:char-shading-value="0"/>
    </style:style>
    <style:style style:name="T21" style:family="text">
      <style:text-properties fo:font-variant="normal" fo:text-transform="none" fo:color="#000000" style:text-line-through-style="none" style:text-line-through-type="none" style:font-name="Arial" fo:font-size="11pt" fo:font-style="normal" style:text-underline-style="none" fo:font-weight="normal" officeooo:rsid="0052a46d" style:text-blinking="false" fo:background-color="transparent" loext:char-shading-value="0"/>
    </style:style>
    <style:style style:name="T22" style:family="text">
      <style:text-properties fo:font-variant="normal" fo:text-transform="none" fo:color="#000000" style:text-line-through-style="none" style:text-line-through-type="none" style:font-name="Arial" fo:font-size="11pt" fo:font-style="normal" style:text-underline-style="none" fo:font-weight="normal" officeooo:rsid="00539c08" style:text-blinking="false" fo:background-color="transparent" loext:char-shading-value="0"/>
    </style:style>
    <style:style style:name="T23" style:family="text">
      <style:text-properties fo:font-variant="normal" fo:text-transform="none" fo:color="#000000" style:text-line-through-style="none" style:text-line-through-type="none" style:font-name="Arial" fo:font-size="11pt" fo:font-style="normal" style:text-underline-style="none" fo:font-weight="normal" officeooo:rsid="00553540" style:text-blinking="false" fo:background-color="transparent" loext:char-shading-value="0"/>
    </style:style>
    <style:style style:name="T24" style:family="text">
      <style:text-properties fo:font-variant="normal" fo:text-transform="none" fo:color="#000000" style:text-line-through-style="none" style:text-line-through-type="none" style:font-name="Arial" fo:font-size="11pt" fo:font-style="normal" style:text-underline-style="none" fo:font-weight="normal" officeooo:rsid="00572816" style:text-blinking="false" fo:background-color="transparent" loext:char-shading-value="0"/>
    </style:style>
    <style:style style:name="T25" style:family="text">
      <style:text-properties fo:font-variant="normal" fo:text-transform="none" fo:color="#000000" style:text-line-through-style="none" style:text-line-through-type="none" style:font-name="Arial" fo:font-size="11pt" fo:font-style="normal" style:text-underline-style="none" fo:font-weight="normal" officeooo:rsid="005a7bd8" style:text-blinking="false" fo:background-color="transparent" loext:char-shading-value="0"/>
    </style:style>
    <style:style style:name="T26" style:family="text">
      <style:text-properties fo:font-variant="normal" fo:text-transform="none" fo:color="#000000" style:text-line-through-style="none" style:text-line-through-type="none" style:font-name="Arial" fo:font-size="11pt" fo:font-style="normal" style:text-underline-style="none" fo:font-weight="normal" officeooo:rsid="005adab9" style:text-blinking="false" fo:background-color="transparent" loext:char-shading-value="0"/>
    </style:style>
    <style:style style:name="T27" style:family="text">
      <style:text-properties fo:font-variant="normal" fo:text-transform="none" fo:color="#000000" style:text-line-through-style="none" style:text-line-through-type="none" style:font-name="Arial" fo:font-size="11pt" fo:font-style="normal" style:text-underline-style="none" fo:font-weight="normal" officeooo:rsid="005d5b59" style:text-blinking="false" fo:background-color="transparent" loext:char-shading-value="0"/>
    </style:style>
    <style:style style:name="T28" style:family="text">
      <style:text-properties fo:font-variant="normal" fo:text-transform="none" fo:color="#000000" style:text-line-through-style="none" style:text-line-through-type="none" style:font-name="Arial" fo:font-size="11pt" fo:font-style="normal" style:text-underline-style="none" fo:font-weight="normal" officeooo:rsid="005ecdac" style:text-blinking="false" fo:background-color="transparent" loext:char-shading-value="0"/>
    </style:style>
    <style:style style:name="T29" style:family="text">
      <style:text-properties fo:font-variant="normal" fo:text-transform="none" fo:color="#000000" style:text-line-through-style="none" style:text-line-through-type="none" style:font-name="Arial" fo:font-size="11pt" fo:font-style="normal" style:text-underline-style="none" fo:font-weight="normal" officeooo:rsid="0082147f" style:text-blinking="false" fo:background-color="transparent" loext:char-shading-value="0"/>
    </style:style>
    <style:style style:name="T30" style:family="text">
      <style:text-properties fo:font-variant="normal" fo:text-transform="none" fo:color="#000000" style:text-line-through-style="none" style:text-line-through-type="none" style:font-name="Arial" fo:font-size="11pt" fo:font-style="normal" style:text-underline-style="none" fo:font-weight="normal" officeooo:rsid="008db7cd" style:text-blinking="false" fo:background-color="transparent" loext:char-shading-value="0"/>
    </style:style>
    <style:style style:name="T31" style:family="text">
      <style:text-properties fo:font-variant="normal" fo:text-transform="none" fo:color="#000000" style:text-line-through-style="none" style:text-line-through-type="none" style:font-name="Arial" fo:font-size="11pt" fo:font-style="normal" style:text-underline-style="none" fo:font-weight="normal" officeooo:rsid="00ad0d74" style:text-blinking="false" fo:background-color="transparent" loext:char-shading-value="0"/>
    </style:style>
    <style:style style:name="T32" style:family="text">
      <style:text-properties fo:font-variant="normal" fo:text-transform="none" fo:color="#000000" style:text-line-through-style="none" style:text-line-through-type="none" style:font-name="Arial" fo:font-size="11pt" fo:font-style="normal" style:text-underline-style="none" fo:font-weight="normal" officeooo:rsid="00aecb93" style:text-blinking="false" fo:background-color="transparent" loext:char-shading-value="0"/>
    </style:style>
    <style:style style:name="T33" style:family="text">
      <style:text-properties fo:font-variant="normal" fo:text-transform="none" fo:color="#000000" style:text-line-through-style="none" style:text-line-through-type="none" style:font-name="Arial" fo:font-size="11pt" fo:font-style="normal" style:text-underline-style="none" fo:font-weight="normal" officeooo:rsid="00af38e6" style:text-blinking="false" fo:background-color="transparent" loext:char-shading-value="0"/>
    </style:style>
    <style:style style:name="T34" style:family="text">
      <style:text-properties fo:font-variant="normal" fo:text-transform="none" fo:color="#000000" style:text-line-through-style="none" style:text-line-through-type="none" style:font-name="Arial" fo:font-size="11pt" fo:font-style="normal" style:text-underline-style="none" fo:font-weight="normal" officeooo:rsid="00b7e62f" style:text-blinking="false" fo:background-color="transparent" loext:char-shading-value="0"/>
    </style:style>
    <style:style style:name="T35" style:family="text">
      <style:text-properties fo:font-variant="normal" fo:text-transform="none" fo:color="#000000" style:text-line-through-style="none" style:text-line-through-type="none" style:font-name="Arial" fo:font-size="11pt" fo:font-style="normal" style:text-underline-style="none" fo:font-weight="normal" officeooo:rsid="00bfb0c5" style:text-blinking="false" fo:background-color="transparent" loext:char-shading-value="0"/>
    </style:style>
    <style:style style:name="T36" style:family="text">
      <style:text-properties fo:font-variant="normal" fo:text-transform="none" fo:color="#000000" style:text-line-through-style="none" style:text-line-through-type="none" style:font-name="Arial" fo:font-size="11pt" fo:font-style="normal" style:text-underline-style="none" fo:font-weight="normal" officeooo:rsid="00d1e0b4" style:text-blinking="false" fo:background-color="transparent" loext:char-shading-value="0"/>
    </style:style>
    <style:style style:name="T37" style:family="text">
      <style:text-properties fo:font-variant="normal" fo:text-transform="none" fo:color="#000000" style:text-line-through-style="none" style:text-line-through-type="none" style:font-name="Arial" fo:font-size="11pt" fo:font-style="normal" style:text-underline-style="none" fo:font-weight="normal" officeooo:rsid="00f4fddf" style:text-blinking="false" fo:background-color="transparent" loext:char-shading-value="0"/>
    </style:style>
    <style:style style:name="T38" style:family="text">
      <style:text-properties fo:font-variant="normal" fo:text-transform="none" fo:color="#000000" style:text-line-through-style="none" style:text-line-through-type="none" style:font-name="Arial" fo:font-size="11pt" fo:font-style="normal" style:text-underline-style="none" fo:font-weight="normal" officeooo:rsid="00f79432" style:text-blinking="false" fo:background-color="transparent" loext:char-shading-value="0"/>
    </style:style>
    <style:style style:name="T39" style:family="text">
      <style:text-properties fo:font-variant="normal" fo:text-transform="none" fo:color="#000000" style:text-line-through-style="none" style:text-line-through-type="none" style:font-name="Arial" fo:font-size="11pt" fo:font-style="normal" style:text-underline-style="none" fo:font-weight="normal" officeooo:rsid="00fe0fbe" style:text-blinking="false" fo:background-color="transparent" loext:char-shading-value="0"/>
    </style:style>
    <style:style style:name="T40" style:family="text">
      <style:text-properties fo:font-variant="normal" fo:text-transform="none" fo:color="#000000" style:text-line-through-style="none" style:text-line-through-type="none" style:font-name="Arial" fo:font-size="11pt" fo:font-style="normal" style:text-underline-style="none" fo:font-weight="normal" officeooo:rsid="00ff305d" style:text-blinking="false" fo:background-color="transparent" loext:char-shading-value="0"/>
    </style:style>
    <style:style style:name="T41" style:family="text">
      <style:text-properties fo:font-variant="normal" fo:text-transform="none" fo:color="#000000" style:text-line-through-style="none" style:text-line-through-type="none" style:font-name="Arial" fo:font-size="11pt" fo:font-style="normal" style:text-underline-style="none" fo:font-weight="normal" officeooo:rsid="0102af22" style:text-blinking="false" fo:background-color="transparent" loext:char-shading-value="0"/>
    </style:style>
    <style:style style:name="T42" style:family="text">
      <style:text-properties fo:font-variant="normal" fo:text-transform="none" fo:color="#000000" style:text-line-through-style="none" style:text-line-through-type="none" style:font-name="Arial" fo:font-size="11pt" fo:font-style="normal" style:text-underline-style="none" fo:font-weight="normal" officeooo:rsid="010ac0d3" style:text-blinking="false" fo:background-color="transparent" loext:char-shading-value="0"/>
    </style:style>
    <style:style style:name="T43" style:family="text">
      <style:text-properties fo:font-variant="normal" fo:text-transform="none" fo:color="#000000" style:text-line-through-style="none" style:text-line-through-type="none" style:font-name="Arial" fo:font-size="11pt" fo:font-style="normal" style:text-underline-style="none" fo:font-weight="normal" officeooo:rsid="010b5074" style:text-blinking="false" fo:background-color="transparent" loext:char-shading-value="0"/>
    </style:style>
    <style:style style:name="T44" style:family="text">
      <style:text-properties fo:font-variant="normal" fo:text-transform="none" fo:color="#000000" style:text-line-through-style="none" style:text-line-through-type="none" style:font-name="Arial" fo:font-size="11pt" fo:font-style="normal" style:text-underline-style="none" fo:font-weight="normal" officeooo:rsid="01192e07" style:text-blinking="false" fo:background-color="transparent" loext:char-shading-value="0"/>
    </style:style>
    <style:style style:name="T45" style:family="text">
      <style:text-properties fo:font-variant="normal" fo:text-transform="none" fo:color="#000000" style:text-line-through-style="none" style:text-line-through-type="none" style:font-name="Arial" fo:font-size="11pt" fo:font-style="normal" style:text-underline-style="none" fo:font-weight="normal" officeooo:rsid="0119ca43" style:text-blinking="false" fo:background-color="transparent" loext:char-shading-value="0"/>
    </style:style>
    <style:style style:name="T46" style:family="text">
      <style:text-properties fo:font-variant="normal" fo:text-transform="none" fo:color="#000000" style:text-line-through-style="none" style:text-line-through-type="none" style:font-name="Arial" fo:font-size="11pt" fo:font-style="normal" style:text-underline-style="none" fo:font-weight="normal" officeooo:rsid="0119edab" style:text-blinking="false" fo:background-color="transparent" loext:char-shading-value="0"/>
    </style:style>
    <style:style style:name="T47" style:family="text">
      <style:text-properties fo:font-variant="normal" fo:text-transform="none" fo:color="#000000" style:text-line-through-style="none" style:text-line-through-type="none" style:font-name="Arial" fo:font-size="11pt" fo:font-style="normal" style:text-underline-style="none" fo:font-weight="normal" officeooo:rsid="011b1c35" style:text-blinking="false" fo:background-color="transparent" loext:char-shading-value="0"/>
    </style:style>
    <style:style style:name="T48" style:family="text">
      <style:text-properties fo:font-variant="normal" fo:text-transform="none" fo:color="#000000" style:text-line-through-style="none" style:text-line-through-type="none" style:font-name="Arial" fo:font-size="11pt" fo:font-style="normal" style:text-underline-style="none" fo:font-weight="normal" officeooo:rsid="011c3d93" style:text-blinking="false" fo:background-color="transparent" loext:char-shading-value="0"/>
    </style:style>
    <style:style style:name="T49" style:family="text">
      <style:text-properties fo:font-variant="normal" fo:text-transform="none" fo:color="#000000" style:text-line-through-style="none" style:text-line-through-type="none" style:font-name="Arial" fo:font-size="11pt" fo:font-style="normal" style:text-underline-style="none" fo:font-weight="normal" officeooo:rsid="01230b20" style:text-blinking="false" fo:background-color="transparent" loext:char-shading-value="0"/>
    </style:style>
    <style:style style:name="T50" style:family="text">
      <style:text-properties fo:font-variant="normal" fo:text-transform="none" fo:color="#000000" style:text-line-through-style="none" style:text-line-through-type="none" style:font-name="Arial" fo:font-size="11pt" fo:font-style="normal" style:text-underline-style="none" fo:font-weight="normal" officeooo:rsid="0127a307" style:text-blinking="false" fo:background-color="transparent" loext:char-shading-value="0"/>
    </style:style>
    <style:style style:name="T51" style:family="text">
      <style:text-properties fo:font-variant="normal" fo:text-transform="none" fo:color="#000000" style:text-line-through-style="none" style:text-line-through-type="none" style:font-name="Arial" fo:font-size="11pt" fo:font-style="normal" style:text-underline-style="none" fo:font-weight="normal" officeooo:rsid="01296298" style:text-blinking="false" fo:background-color="transparent" loext:char-shading-value="0"/>
    </style:style>
    <style:style style:name="T52" style:family="text">
      <style:text-properties fo:font-variant="normal" fo:text-transform="none" fo:color="#000000" style:text-line-through-style="none" style:text-line-through-type="none" style:font-name="Arial" fo:font-size="11pt" fo:font-style="normal" style:text-underline-style="none" fo:font-weight="normal" officeooo:rsid="012b4352" style:text-blinking="false" fo:background-color="transparent" loext:char-shading-value="0"/>
    </style:style>
    <style:style style:name="T53" style:family="text">
      <style:text-properties fo:font-variant="normal" fo:text-transform="none" fo:color="#000000" style:text-line-through-style="none" style:text-line-through-type="none" style:font-name="Arial" fo:font-size="11pt" fo:font-style="normal" style:text-underline-style="none" fo:font-weight="normal" officeooo:rsid="012dc2a3" style:text-blinking="false" fo:background-color="transparent" loext:char-shading-value="0"/>
    </style:style>
    <style:style style:name="T54" style:family="text">
      <style:text-properties fo:font-variant="normal" fo:text-transform="none" fo:color="#000000" style:text-line-through-style="none" style:text-line-through-type="none" style:font-name="Arial" fo:font-size="11pt" fo:font-style="normal" style:text-underline-style="none" fo:font-weight="normal" officeooo:rsid="01315c49" style:text-blinking="false" fo:background-color="transparent" loext:char-shading-value="0"/>
    </style:style>
    <style:style style:name="T55" style:family="text">
      <style:text-properties fo:font-variant="normal" fo:text-transform="none" fo:color="#000000" style:text-line-through-style="none" style:text-line-through-type="none" style:font-name="Arial" fo:font-size="11pt" fo:font-style="normal" style:text-underline-style="none" fo:font-weight="normal" officeooo:rsid="013b56e5" style:text-blinking="false" fo:background-color="transparent" loext:char-shading-value="0"/>
    </style:style>
    <style:style style:name="T56" style:family="text">
      <style:text-properties fo:font-variant="normal" fo:text-transform="none" fo:color="#000000" style:text-line-through-style="none" style:text-line-through-type="none" style:font-name="Arial" fo:font-size="11pt" fo:font-style="normal" style:text-underline-style="none" fo:font-weight="normal" officeooo:rsid="0145ad4b" style:text-blinking="false" fo:background-color="transparent" loext:char-shading-value="0"/>
    </style:style>
    <style:style style:name="T57" style:family="text">
      <style:text-properties fo:font-variant="normal" fo:text-transform="none" fo:color="#000000" style:text-line-through-style="none" style:text-line-through-type="none" style:font-name="Arial" fo:font-size="11pt" fo:font-style="normal" style:text-underline-style="none" fo:font-weight="normal" officeooo:rsid="014f717e" style:text-blinking="false" fo:background-color="transparent" loext:char-shading-value="0"/>
    </style:style>
    <style:style style:name="T58" style:family="text">
      <style:text-properties fo:font-variant="normal" fo:text-transform="none" fo:color="#000000" style:text-line-through-style="none" style:text-line-through-type="none" style:font-name="Arial" fo:font-size="11pt" fo:font-style="normal" style:text-underline-style="none" fo:font-weight="normal" officeooo:rsid="014f909b" style:text-blinking="false" fo:background-color="transparent" loext:char-shading-value="0"/>
    </style:style>
    <style:style style:name="T59" style:family="text">
      <style:text-properties fo:font-variant="normal" fo:text-transform="none" fo:color="#000000" style:text-line-through-style="none" style:text-line-through-type="none" style:font-name="Arial" fo:font-size="11pt" fo:font-style="normal" style:text-underline-style="none" fo:font-weight="normal" officeooo:rsid="015b5dd6" style:text-blinking="false" fo:background-color="transparent" loext:char-shading-value="0"/>
    </style:style>
    <style:style style:name="T60" style:family="text">
      <style:text-properties fo:font-variant="normal" fo:text-transform="none" fo:color="#000000" style:text-line-through-style="none" style:text-line-through-type="none" style:font-name="Arial" fo:font-size="11pt" fo:font-style="normal" style:text-underline-style="none" fo:font-weight="normal" officeooo:rsid="015c3c83" style:text-blinking="false" fo:background-color="transparent" loext:char-shading-value="0"/>
    </style:style>
    <style:style style:name="T61" style:family="text">
      <style:text-properties fo:font-variant="normal" fo:text-transform="none" fo:color="#000000" style:text-line-through-style="none" style:text-line-through-type="none" style:font-name="Arial" fo:font-size="11pt" fo:font-style="normal" style:text-underline-style="none" fo:font-weight="normal" officeooo:rsid="016755b6" style:text-blinking="false" fo:background-color="transparent" loext:char-shading-value="0"/>
    </style:style>
    <style:style style:name="T62" style:family="text">
      <style:text-properties fo:font-variant="normal" fo:text-transform="none" fo:color="#000000" style:text-line-through-style="none" style:text-line-through-type="none" style:font-name="Arial" fo:font-size="11pt" fo:font-style="normal" style:text-underline-style="none" fo:font-weight="normal" officeooo:rsid="017d356d" style:text-blinking="false" fo:background-color="transparent" loext:char-shading-value="0"/>
    </style:style>
    <style:style style:name="T63" style:family="text">
      <style:text-properties fo:font-variant="normal" fo:text-transform="none" fo:color="#000000" style:text-line-through-style="none" style:text-line-through-type="none" style:font-name="Arial" fo:font-size="11pt" fo:font-style="normal" style:text-underline-style="none" fo:font-weight="normal" officeooo:rsid="0180523d" style:text-blinking="false" fo:background-color="transparent" loext:char-shading-value="0"/>
    </style:style>
    <style:style style:name="T64" style:family="text">
      <style:text-properties fo:font-variant="normal" fo:text-transform="none" fo:color="#000000" style:text-line-through-style="none" style:text-line-through-type="none" style:font-name="Arial" fo:font-size="11pt" fo:font-style="normal" style:text-underline-style="none" fo:font-weight="normal" officeooo:rsid="018aa844" style:text-blinking="false" fo:background-color="transparent" loext:char-shading-value="0"/>
    </style:style>
    <style:style style:name="T65" style:family="text">
      <style:text-properties fo:font-variant="normal" fo:text-transform="none" fo:color="#000000" style:text-line-through-style="none" style:text-line-through-type="none" style:font-name="Arial" fo:font-size="11pt" fo:font-style="normal" style:text-underline-style="none" fo:font-weight="normal" officeooo:rsid="018d4bd2" style:text-blinking="false" fo:background-color="transparent" loext:char-shading-value="0"/>
    </style:style>
    <style:style style:name="T66" style:family="text">
      <style:text-properties fo:font-variant="normal" fo:text-transform="none" fo:color="#000000" style:text-line-through-style="none" style:text-line-through-type="none" style:font-name="Arial" fo:font-size="11pt" fo:font-style="normal" style:text-underline-style="none" fo:font-weight="normal" officeooo:rsid="018f6653" style:text-blinking="false" fo:background-color="transparent" loext:char-shading-value="0"/>
    </style:style>
    <style:style style:name="T67" style:family="text">
      <style:text-properties fo:font-variant="normal" fo:text-transform="none" fo:color="#000000" style:text-line-through-style="none" style:text-line-through-type="none" style:font-name="Arial" fo:font-size="11pt" fo:font-style="normal" style:text-underline-style="none" fo:font-weight="normal" officeooo:rsid="01927194" style:text-blinking="false" fo:background-color="transparent" loext:char-shading-value="0"/>
    </style:style>
    <style:style style:name="T68" style:family="text">
      <style:text-properties fo:font-variant="normal" fo:text-transform="none" fo:color="#000000" style:text-line-through-style="none" style:text-line-through-type="none" style:font-name="Arial" fo:font-size="11pt" fo:font-style="normal" style:text-underline-style="none" fo:font-weight="normal" officeooo:rsid="019611cc" style:text-blinking="false" fo:background-color="transparent" loext:char-shading-value="0"/>
    </style:style>
    <style:style style:name="T69" style:family="text">
      <style:text-properties fo:font-variant="normal" fo:text-transform="none" fo:color="#000000" style:text-line-through-style="none" style:text-line-through-type="none" style:font-name="Arial" fo:font-size="11pt" fo:font-style="normal" style:text-underline-style="none" fo:font-weight="normal" officeooo:rsid="0197d5d1" style:text-blinking="false" fo:background-color="transparent" loext:char-shading-value="0"/>
    </style:style>
    <style:style style:name="T70" style:family="text">
      <style:text-properties fo:font-variant="normal" fo:text-transform="none" fo:color="#000000" style:text-line-through-style="none" style:text-line-through-type="none" style:font-name="Arial" fo:font-size="11pt" fo:font-style="normal" style:text-underline-style="none" fo:font-weight="normal" officeooo:rsid="0198b17c" style:text-blinking="false" fo:background-color="transparent" loext:char-shading-value="0"/>
    </style:style>
    <style:style style:name="T71" style:family="text">
      <style:text-properties fo:font-variant="normal" fo:text-transform="none" fo:color="#000000" style:text-line-through-style="none" style:text-line-through-type="none" style:font-name="Arial" fo:font-size="11pt" fo:font-style="normal" style:text-underline-style="none" fo:font-weight="normal" officeooo:rsid="0198c1cb" style:text-blinking="false" fo:background-color="transparent" loext:char-shading-value="0"/>
    </style:style>
    <style:style style:name="T72" style:family="text">
      <style:text-properties fo:font-variant="normal" fo:text-transform="none" fo:color="#000000" style:text-line-through-style="none" style:text-line-through-type="none" style:font-name="Arial" fo:font-size="11pt" fo:font-style="normal" style:text-underline-style="none" fo:font-weight="normal" officeooo:rsid="019a78b9" style:text-blinking="false" fo:background-color="transparent" loext:char-shading-value="0"/>
    </style:style>
    <style:style style:name="T73" style:family="text">
      <style:text-properties fo:font-variant="normal" fo:text-transform="none" fo:color="#000000" style:text-line-through-style="none" style:text-line-through-type="none" style:font-name="Arial" fo:font-size="11pt" fo:font-style="normal" style:text-underline-style="none" fo:font-weight="normal" officeooo:rsid="019e2408" style:text-blinking="false" fo:background-color="transparent" loext:char-shading-value="0"/>
    </style:style>
    <style:style style:name="T74" style:family="text">
      <style:text-properties fo:font-variant="normal" fo:text-transform="none" fo:color="#000000" style:text-line-through-style="none" style:text-line-through-type="none" style:font-name="Arial" fo:font-size="11pt" fo:font-style="normal" style:text-underline-style="none" fo:font-weight="normal" officeooo:rsid="019fff81" style:text-blinking="false" fo:background-color="transparent" loext:char-shading-value="0"/>
    </style:style>
    <style:style style:name="T75" style:family="text">
      <style:text-properties fo:font-variant="normal" fo:text-transform="none" fo:color="#000000" style:text-line-through-style="none" style:text-line-through-type="none" style:font-name="Arial" fo:font-size="11pt" fo:font-style="normal" style:text-underline-style="none" fo:font-weight="normal" officeooo:rsid="01a49933" style:text-blinking="false" fo:background-color="transparent" loext:char-shading-value="0"/>
    </style:style>
    <style:style style:name="T76" style:family="text">
      <style:text-properties fo:font-variant="normal" fo:text-transform="none" fo:color="#000000" style:text-line-through-style="none" style:text-line-through-type="none" style:font-name="Arial" fo:font-size="11pt" fo:font-style="normal" style:text-underline-style="none" fo:font-weight="normal" officeooo:rsid="01a87bc3" style:text-blinking="false" fo:background-color="transparent" loext:char-shading-value="0"/>
    </style:style>
    <style:style style:name="T77" style:family="text">
      <style:text-properties fo:font-variant="normal" fo:text-transform="none" fo:color="#000000" style:text-line-through-style="none" style:text-line-through-type="none" style:font-name="Arial" fo:font-size="11pt" fo:font-style="normal" style:text-underline-style="none" fo:font-weight="normal" officeooo:rsid="01a97b4a" style:text-blinking="false" fo:background-color="transparent" loext:char-shading-value="0"/>
    </style:style>
    <style:style style:name="T78" style:family="text">
      <style:text-properties fo:font-variant="normal" fo:text-transform="none" fo:color="#000000" style:text-line-through-style="none" style:text-line-through-type="none" style:font-name="Arial" fo:font-size="11pt" fo:font-style="normal" style:text-underline-style="none" fo:font-weight="normal" officeooo:rsid="01aa40e5" style:text-blinking="false" fo:background-color="transparent" loext:char-shading-value="0"/>
    </style:style>
    <style:style style:name="T79" style:family="text">
      <style:text-properties fo:font-variant="normal" fo:text-transform="none" fo:color="#000000" style:text-line-through-style="none" style:text-line-through-type="none" style:font-name="Arial" fo:font-size="11pt" fo:font-style="normal" style:text-underline-style="none" fo:font-weight="normal" officeooo:rsid="01b0f123" style:text-blinking="false" fo:background-color="transparent" loext:char-shading-value="0"/>
    </style:style>
    <style:style style:name="T80" style:family="text">
      <style:text-properties fo:font-variant="normal" fo:text-transform="none" fo:color="#000000" style:text-line-through-style="none" style:text-line-through-type="none" style:font-name="Arial" fo:font-size="11pt" fo:font-style="normal" style:text-underline-style="none" fo:font-weight="normal" officeooo:rsid="01b27f45" style:text-blinking="false" fo:background-color="transparent" loext:char-shading-value="0"/>
    </style:style>
    <style:style style:name="T81" style:family="text">
      <style:text-properties fo:font-variant="normal" fo:text-transform="none" fo:color="#000000" style:text-line-through-style="none" style:text-line-through-type="none" style:font-name="Arial" fo:font-size="11pt" fo:font-style="normal" style:text-underline-style="none" fo:font-weight="normal" officeooo:rsid="01b28f1c" style:text-blinking="false" fo:background-color="transparent" loext:char-shading-value="0"/>
    </style:style>
    <style:style style:name="T82" style:family="text">
      <style:text-properties fo:font-variant="normal" fo:text-transform="none" fo:color="#000000" style:text-line-through-style="none" style:text-line-through-type="none" style:font-name="Arial" fo:font-size="11pt" fo:font-style="normal" style:text-underline-style="none" fo:font-weight="normal" officeooo:rsid="01b51198" style:text-blinking="false" fo:background-color="transparent" loext:char-shading-value="0"/>
    </style:style>
    <style:style style:name="T83" style:family="text">
      <style:text-properties fo:font-variant="normal" fo:text-transform="none" fo:color="#000000" style:text-line-through-style="none" style:text-line-through-type="none" style:font-name="Arial" fo:font-size="11pt" fo:font-style="normal" style:text-underline-style="none" fo:font-weight="normal" officeooo:rsid="01b655f4" style:text-blinking="false" fo:background-color="transparent" loext:char-shading-value="0"/>
    </style:style>
    <style:style style:name="T84" style:family="text">
      <style:text-properties fo:font-variant="normal" fo:text-transform="none" fo:color="#000000" style:text-line-through-style="none" style:text-line-through-type="none" style:font-name="Arial" fo:font-size="11pt" fo:font-style="normal" style:text-underline-style="none" fo:font-weight="normal" officeooo:rsid="01b8ef68" style:text-blinking="false" fo:background-color="transparent" loext:char-shading-value="0"/>
    </style:style>
    <style:style style:name="T85" style:family="text">
      <style:text-properties fo:font-variant="normal" fo:text-transform="none" fo:color="#000000" style:text-line-through-style="none" style:text-line-through-type="none" style:font-name="Arial" fo:font-size="11pt" fo:font-style="normal" style:text-underline-style="none" fo:font-weight="normal" officeooo:rsid="01bd9f21" style:text-blinking="false" fo:background-color="transparent" loext:char-shading-value="0"/>
    </style:style>
    <style:style style:name="T86" style:family="text">
      <style:text-properties fo:font-variant="normal" fo:text-transform="none" fo:color="#000000" style:text-line-through-style="none" style:text-line-through-type="none" style:font-name="Arial" fo:font-size="11pt" fo:font-style="normal" style:text-underline-style="none" fo:font-weight="normal" officeooo:rsid="01bf7f5d" style:text-blinking="false" fo:background-color="transparent" loext:char-shading-value="0"/>
    </style:style>
    <style:style style:name="T87" style:family="text">
      <style:text-properties fo:font-variant="normal" fo:text-transform="none" fo:color="#000000" style:text-line-through-style="none" style:text-line-through-type="none" style:font-name="Arial" fo:font-size="11pt" fo:font-style="normal" style:text-underline-style="none" fo:font-weight="normal" officeooo:rsid="01c97b7f" style:text-blinking="false" fo:background-color="transparent" loext:char-shading-value="0"/>
    </style:style>
    <style:style style:name="T88" style:family="text">
      <style:text-properties fo:font-variant="normal" fo:text-transform="none" fo:color="#000000" style:text-line-through-style="none" style:text-line-through-type="none" style:font-name="Arial" fo:font-size="11pt" fo:font-style="normal" style:text-underline-style="none" fo:font-weight="normal" officeooo:rsid="01ccecd3" style:text-blinking="false" fo:background-color="transparent" loext:char-shading-value="0"/>
    </style:style>
    <style:style style:name="T89" style:family="text">
      <style:text-properties fo:font-variant="normal" fo:text-transform="none" fo:color="#000000" style:text-line-through-style="none" style:text-line-through-type="none" style:font-name="Arial" fo:font-size="11pt" fo:font-style="normal" style:text-underline-style="none" fo:font-weight="normal" officeooo:rsid="01cf2554" style:text-blinking="false" fo:background-color="transparent" loext:char-shading-value="0"/>
    </style:style>
    <style:style style:name="T90" style:family="text">
      <style:text-properties fo:font-variant="normal" fo:text-transform="none" fo:color="#000000" style:text-line-through-style="none" style:text-line-through-type="none" style:font-name="Arial" fo:font-size="11pt" fo:font-style="normal" style:text-underline-style="none" fo:font-weight="normal" officeooo:rsid="01d0aedb" style:text-blinking="false" fo:background-color="transparent" loext:char-shading-value="0"/>
    </style:style>
    <style:style style:name="T91" style:family="text">
      <style:text-properties fo:font-variant="normal" fo:text-transform="none" fo:color="#000000" style:text-line-through-style="none" style:text-line-through-type="none" style:font-name="Arial" fo:font-size="11pt" fo:font-style="normal" style:text-underline-style="none" fo:font-weight="normal" officeooo:rsid="01d28aef" style:text-blinking="false" fo:background-color="transparent" loext:char-shading-value="0"/>
    </style:style>
    <style:style style:name="T92" style:family="text">
      <style:text-properties fo:font-variant="normal" fo:text-transform="none" fo:color="#000000" style:text-line-through-style="none" style:text-line-through-type="none" style:font-name="Arial" fo:font-size="11pt" fo:font-style="normal" style:text-underline-style="none" fo:font-weight="normal" officeooo:rsid="01d489ac" style:text-blinking="false" fo:background-color="transparent" loext:char-shading-value="0"/>
    </style:style>
    <style:style style:name="T93" style:family="text">
      <style:text-properties fo:font-variant="normal" fo:text-transform="none" fo:color="#000000" style:text-line-through-style="none" style:text-line-through-type="none" style:font-name="Arial" fo:font-size="11pt" fo:font-style="normal" style:text-underline-style="none" fo:font-weight="normal" officeooo:rsid="01d4e2f7" style:text-blinking="false" fo:background-color="transparent" loext:char-shading-value="0"/>
    </style:style>
    <style:style style:name="T94" style:family="text">
      <style:text-properties fo:font-variant="normal" fo:text-transform="none" fo:color="#000000" style:text-line-through-style="none" style:text-line-through-type="none" style:font-name="Arial" fo:font-size="11pt" fo:font-style="normal" style:text-underline-style="none" fo:font-weight="normal" officeooo:rsid="01d85569" style:text-blinking="false" fo:background-color="transparent" loext:char-shading-value="0"/>
    </style:style>
    <style:style style:name="T95" style:family="text">
      <style:text-properties fo:font-variant="normal" fo:text-transform="none" fo:color="#000000" style:text-line-through-style="none" style:text-line-through-type="none" style:font-name="Arial" fo:font-size="11pt" fo:font-style="normal" style:text-underline-style="none" fo:font-weight="normal" officeooo:rsid="01d90d18" style:text-blinking="false" fo:background-color="transparent" loext:char-shading-value="0"/>
    </style:style>
    <style:style style:name="T96" style:family="text">
      <style:text-properties fo:font-variant="normal" fo:text-transform="none" fo:color="#000000" style:text-line-through-style="none" style:text-line-through-type="none" style:font-name="Arial" fo:font-size="11pt" fo:font-style="normal" style:text-underline-style="none" fo:font-weight="normal" officeooo:rsid="01e77e21" style:text-blinking="false" fo:background-color="transparent" loext:char-shading-value="0"/>
    </style:style>
    <style:style style:name="T97" style:family="text">
      <style:text-properties fo:font-variant="normal" fo:text-transform="none" fo:color="#000000" style:text-line-through-style="none" style:text-line-through-type="none" style:font-name="Arial" fo:font-size="11pt" fo:font-style="normal" style:text-underline-style="none" fo:font-weight="normal" officeooo:rsid="01e86c67" style:text-blinking="false" fo:background-color="transparent" loext:char-shading-value="0"/>
    </style:style>
    <style:style style:name="T98" style:family="text">
      <style:text-properties fo:font-variant="normal" fo:text-transform="none" fo:color="#000000" style:text-line-through-style="none" style:text-line-through-type="none" style:font-name="Arial" fo:font-size="11pt" fo:font-style="normal" style:text-underline-style="none" fo:font-weight="normal" officeooo:rsid="01eb18bc" style:text-blinking="false" fo:background-color="transparent" loext:char-shading-value="0"/>
    </style:style>
    <style:style style:name="T99" style:family="text">
      <style:text-properties fo:font-variant="normal" fo:text-transform="none" fo:color="#000000" style:text-line-through-style="none" style:text-line-through-type="none" style:font-name="Arial" fo:font-size="11pt" fo:font-style="normal" style:text-underline-style="none" fo:font-weight="normal" officeooo:rsid="01ec258b" style:text-blinking="false" fo:background-color="transparent" loext:char-shading-value="0"/>
    </style:style>
    <style:style style:name="T100" style:family="text">
      <style:text-properties fo:font-variant="normal" fo:text-transform="none" fo:color="#000000" style:text-line-through-style="none" style:text-line-through-type="none" style:font-name="Arial" fo:font-size="11pt" fo:font-style="normal" style:text-underline-style="none" fo:font-weight="normal" officeooo:rsid="01ece760" style:text-blinking="false" fo:background-color="transparent" loext:char-shading-value="0"/>
    </style:style>
    <style:style style:name="T101" style:family="text">
      <style:text-properties fo:font-variant="normal" fo:text-transform="none" fo:color="#000000" style:text-line-through-style="none" style:text-line-through-type="none" style:font-name="Arial" fo:font-size="11pt" fo:font-style="normal" style:text-underline-style="none" fo:font-weight="normal" officeooo:rsid="01f2c252" style:text-blinking="false" fo:background-color="transparent" loext:char-shading-value="0"/>
    </style:style>
    <style:style style:name="T102" style:family="text">
      <style:text-properties fo:font-variant="normal" fo:text-transform="none" fo:color="#000000" style:text-line-through-style="none" style:text-line-through-type="none" style:font-name="Arial" fo:font-size="11pt" fo:font-style="normal" style:text-underline-style="none" fo:font-weight="normal" officeooo:rsid="01fc6036" style:text-blinking="false" fo:background-color="transparent" loext:char-shading-value="0"/>
    </style:style>
    <style:style style:name="T103" style:family="text">
      <style:text-properties fo:font-variant="normal" fo:text-transform="none" fo:color="#000000" style:text-line-through-style="none" style:text-line-through-type="none" style:font-name="Arial" fo:font-size="11pt" fo:font-style="normal" style:text-underline-style="none" fo:font-weight="normal" officeooo:rsid="02003366" style:text-blinking="false" fo:background-color="transparent" loext:char-shading-value="0"/>
    </style:style>
    <style:style style:name="T104" style:family="text">
      <style:text-properties fo:font-variant="normal" fo:text-transform="none" fo:color="#000000" style:text-line-through-style="none" style:text-line-through-type="none" style:font-name="Arial" fo:font-size="11pt" fo:font-style="normal" style:text-underline-style="none" fo:font-weight="normal" officeooo:rsid="020b192c" style:text-blinking="false" fo:background-color="transparent" loext:char-shading-value="0"/>
    </style:style>
    <style:style style:name="T105" style:family="text">
      <style:text-properties fo:font-variant="normal" fo:text-transform="none" fo:color="#000000" style:text-line-through-style="none" style:text-line-through-type="none" style:font-name="Arial" fo:font-size="11pt" fo:font-style="normal" style:text-underline-style="none" fo:font-weight="normal" officeooo:rsid="020c7536" style:text-blinking="false" fo:background-color="transparent" loext:char-shading-value="0"/>
    </style:style>
    <style:style style:name="T106" style:family="text">
      <style:text-properties fo:font-variant="normal" fo:text-transform="none" fo:color="#000000" style:text-line-through-style="none" style:text-line-through-type="none" style:font-name="Arial" fo:font-size="11pt" fo:font-style="normal" style:text-underline-style="none" fo:font-weight="normal" officeooo:rsid="020e794b" style:text-blinking="false" fo:background-color="transparent" loext:char-shading-value="0"/>
    </style:style>
    <style:style style:name="T107" style:family="text">
      <style:text-properties fo:font-variant="normal" fo:text-transform="none" fo:color="#000000" style:text-line-through-style="none" style:text-line-through-type="none" style:font-name="Arial" fo:font-size="11pt" fo:font-style="normal" style:text-underline-style="none" fo:font-weight="normal" officeooo:rsid="021014d1" style:text-blinking="false" fo:background-color="transparent" loext:char-shading-value="0"/>
    </style:style>
    <style:style style:name="T108" style:family="text">
      <style:text-properties fo:font-variant="normal" fo:text-transform="none" fo:color="#000000" style:text-line-through-style="none" style:text-line-through-type="none" style:font-name="Arial" fo:font-size="11pt" fo:font-style="normal" style:text-underline-style="none" fo:font-weight="normal" officeooo:rsid="0210a7b7" style:text-blinking="false" fo:background-color="transparent" loext:char-shading-value="0"/>
    </style:style>
    <style:style style:name="T109" style:family="text">
      <style:text-properties fo:font-variant="normal" fo:text-transform="none" fo:color="#000000" style:text-line-through-style="none" style:text-line-through-type="none" style:font-name="Arial" fo:font-size="11pt" fo:font-style="normal" style:text-underline-style="none" fo:font-weight="normal" officeooo:rsid="02151335" style:text-blinking="false" fo:background-color="transparent" loext:char-shading-value="0"/>
    </style:style>
    <style:style style:name="T110" style:family="text">
      <style:text-properties fo:font-variant="normal" fo:text-transform="none" fo:color="#000000" style:text-line-through-style="none" style:text-line-through-type="none" style:font-name="Arial" fo:font-size="11pt" fo:font-style="normal" style:text-underline-style="none" fo:font-weight="normal" officeooo:rsid="02157a93" style:text-blinking="false" fo:background-color="transparent" loext:char-shading-value="0"/>
    </style:style>
    <style:style style:name="T111" style:family="text">
      <style:text-properties fo:font-variant="normal" fo:text-transform="none" fo:color="#000000" style:text-line-through-style="none" style:text-line-through-type="none" style:font-name="Arial" fo:font-size="11pt" fo:font-style="normal" style:text-underline-style="none" fo:font-weight="normal" officeooo:rsid="021a8ea9" style:text-blinking="false" fo:background-color="transparent" loext:char-shading-value="0"/>
    </style:style>
    <style:style style:name="T112" style:family="text">
      <style:text-properties fo:font-variant="normal" fo:text-transform="none" fo:color="#000000" style:text-line-through-style="none" style:text-line-through-type="none" style:font-name="Arial" fo:font-size="11pt" fo:font-style="normal" style:text-underline-style="none" fo:font-weight="normal" officeooo:rsid="021d67dd" style:text-blinking="false" fo:background-color="transparent" loext:char-shading-value="0"/>
    </style:style>
    <style:style style:name="T113" style:family="text">
      <style:text-properties fo:font-variant="normal" fo:text-transform="none" fo:color="#000000" style:text-line-through-style="none" style:text-line-through-type="none" style:font-name="Arial" fo:font-size="11pt" fo:font-style="normal" style:text-underline-style="none" fo:font-weight="normal" officeooo:rsid="021ebab5" style:text-blinking="false" fo:background-color="transparent" loext:char-shading-value="0"/>
    </style:style>
    <style:style style:name="T114" style:family="text">
      <style:text-properties fo:font-variant="normal" fo:text-transform="none" fo:color="#000000" style:text-line-through-style="none" style:text-line-through-type="none" style:font-name="Arial" fo:font-size="11pt" fo:font-style="normal" style:text-underline-style="none" fo:font-weight="normal" officeooo:rsid="022965b0" style:text-blinking="false" fo:background-color="transparent" loext:char-shading-value="0"/>
    </style:style>
    <style:style style:name="T115" style:family="text">
      <style:text-properties fo:font-variant="normal" fo:text-transform="none" fo:color="#000000" style:text-line-through-style="none" style:text-line-through-type="none" style:font-name="Arial" fo:font-size="11pt" fo:font-style="normal" style:text-underline-style="none" fo:font-weight="normal" officeooo:rsid="022b8939" style:text-blinking="false" fo:background-color="transparent" loext:char-shading-value="0"/>
    </style:style>
    <style:style style:name="T116" style:family="text">
      <style:text-properties fo:font-variant="normal" fo:text-transform="none" fo:color="#000000" style:text-line-through-style="none" style:text-line-through-type="none" style:font-name="Arial" fo:font-size="11pt" fo:font-style="normal" style:text-underline-style="none" fo:font-weight="normal" officeooo:rsid="022c76e8" style:text-blinking="false" fo:background-color="transparent" loext:char-shading-value="0"/>
    </style:style>
    <style:style style:name="T117" style:family="text">
      <style:text-properties fo:font-variant="normal" fo:text-transform="none" fo:color="#000000" style:text-line-through-style="none" style:text-line-through-type="none" style:font-name="Arial" fo:font-size="11pt" fo:font-style="normal" style:text-underline-style="none" fo:font-weight="normal" officeooo:rsid="022ddae8" style:text-blinking="false" fo:background-color="transparent" loext:char-shading-value="0"/>
    </style:style>
    <style:style style:name="T118" style:family="text">
      <style:text-properties fo:font-variant="normal" fo:text-transform="none" fo:color="#000000" style:text-line-through-style="none" style:text-line-through-type="none" style:font-name="Arial" fo:font-size="11pt" fo:font-style="normal" style:text-underline-style="none" fo:font-weight="normal" officeooo:rsid="022f9634" style:text-blinking="false" fo:background-color="transparent" loext:char-shading-value="0"/>
    </style:style>
    <style:style style:name="T119" style:family="text">
      <style:text-properties fo:font-variant="normal" fo:text-transform="none" fo:color="#000000" style:text-line-through-style="none" style:text-line-through-type="none" style:font-name="Arial" fo:font-size="11pt" fo:font-style="normal" style:text-underline-style="none" fo:font-weight="normal" officeooo:rsid="02369b8c" style:text-blinking="false" fo:background-color="transparent" loext:char-shading-value="0"/>
    </style:style>
    <style:style style:name="T120" style:family="text">
      <style:text-properties fo:font-variant="normal" fo:text-transform="none" fo:color="#000000" style:text-line-through-style="none" style:text-line-through-type="none" style:font-name="Arial" fo:font-size="11pt" fo:font-style="normal" style:text-underline-style="none" fo:font-weight="normal" officeooo:rsid="023f410a" style:text-blinking="false" fo:background-color="transparent" loext:char-shading-value="0"/>
    </style:style>
    <style:style style:name="T121" style:family="text">
      <style:text-properties fo:font-variant="normal" fo:text-transform="none" fo:color="#000000" style:text-line-through-style="none" style:text-line-through-type="none" style:font-name="Arial" fo:font-size="11pt" fo:font-style="normal" style:text-underline-style="none" fo:font-weight="normal" officeooo:rsid="0245d2f1" style:text-blinking="false" fo:background-color="transparent" loext:char-shading-value="0"/>
    </style:style>
    <style:style style:name="T122" style:family="text">
      <style:text-properties fo:font-variant="normal" fo:text-transform="none" fo:color="#000000" style:text-line-through-style="none" style:text-line-through-type="none" style:font-name="Arial" fo:font-size="11pt" fo:font-style="normal" style:text-underline-style="none" fo:font-weight="normal" officeooo:rsid="0246c28a" style:text-blinking="false" fo:background-color="transparent" loext:char-shading-value="0"/>
    </style:style>
    <style:style style:name="T123" style:family="text">
      <style:text-properties fo:font-variant="normal" fo:text-transform="none" fo:color="#000000" style:text-line-through-style="none" style:text-line-through-type="none" style:font-name="Arial" fo:font-size="11pt" fo:font-style="normal" style:text-underline-style="none" fo:font-weight="normal" officeooo:rsid="02499de9" style:text-blinking="false" fo:background-color="transparent" loext:char-shading-value="0"/>
    </style:style>
    <style:style style:name="T124" style:family="text">
      <style:text-properties fo:font-variant="normal" fo:text-transform="none" fo:color="#000000" style:text-line-through-style="none" style:text-line-through-type="none" style:font-name="Arial" fo:font-size="11pt" fo:font-style="normal" style:text-underline-style="none" fo:font-weight="normal" officeooo:rsid="024b7c3f" style:text-blinking="false" fo:background-color="transparent" loext:char-shading-value="0"/>
    </style:style>
    <style:style style:name="T125" style:family="text">
      <style:text-properties fo:font-variant="normal" fo:text-transform="none" fo:color="#000000" style:text-line-through-style="none" style:text-line-through-type="none" style:font-name="Arial" fo:font-size="11pt" fo:font-style="normal" style:text-underline-style="none" fo:font-weight="normal" officeooo:rsid="024cf62a" style:text-blinking="false" fo:background-color="transparent" loext:char-shading-value="0"/>
    </style:style>
    <style:style style:name="T126" style:family="text">
      <style:text-properties fo:font-variant="normal" fo:text-transform="none" fo:color="#000000" style:text-line-through-style="none" style:text-line-through-type="none" style:font-name="Arial" fo:font-size="11pt" fo:font-style="normal" style:text-underline-style="none" fo:font-weight="normal" officeooo:rsid="024e7c8e" style:text-blinking="false" fo:background-color="transparent" loext:char-shading-value="0"/>
    </style:style>
    <style:style style:name="T127" style:family="text">
      <style:text-properties fo:font-variant="normal" fo:text-transform="none" fo:color="#000000" style:text-line-through-style="none" style:text-line-through-type="none" style:font-name="Arial" fo:font-size="11pt" fo:font-style="normal" style:text-underline-style="none" fo:font-weight="normal" officeooo:rsid="024f277d" style:text-blinking="false" fo:background-color="transparent" loext:char-shading-value="0"/>
    </style:style>
    <style:style style:name="T128" style:family="text">
      <style:text-properties fo:font-variant="normal" fo:text-transform="none" fo:color="#000000" style:text-line-through-style="none" style:text-line-through-type="none" style:font-name="Arial" fo:font-size="11pt" fo:font-style="normal" style:text-underline-style="none" fo:font-weight="normal" officeooo:rsid="02507877" style:text-blinking="false" fo:background-color="transparent" loext:char-shading-value="0"/>
    </style:style>
    <style:style style:name="T129" style:family="text">
      <style:text-properties fo:font-variant="normal" fo:text-transform="none" fo:color="#000000" style:text-line-through-style="none" style:text-line-through-type="none" style:font-name="Arial" fo:font-size="11pt" fo:font-style="normal" style:text-underline-style="none" fo:font-weight="normal" officeooo:rsid="025099c7" style:text-blinking="false" fo:background-color="transparent" loext:char-shading-value="0"/>
    </style:style>
    <style:style style:name="T130" style:family="text">
      <style:text-properties fo:font-variant="normal" fo:text-transform="none" fo:color="#000000" style:text-line-through-style="none" style:text-line-through-type="none" style:font-name="Arial" fo:font-size="11pt" fo:font-style="normal" style:text-underline-style="none" fo:font-weight="normal" officeooo:rsid="025479c5" style:text-blinking="false" fo:background-color="transparent" loext:char-shading-value="0"/>
    </style:style>
    <style:style style:name="T131" style:family="text">
      <style:text-properties fo:font-variant="normal" fo:text-transform="none" fo:color="#000000" style:text-line-through-style="none" style:text-line-through-type="none" style:font-name="Arial" fo:font-size="11pt" fo:font-style="normal" style:text-underline-style="none" fo:font-weight="normal" officeooo:rsid="02558716" style:text-blinking="false" fo:background-color="transparent" loext:char-shading-value="0"/>
    </style:style>
    <style:style style:name="T132" style:family="text">
      <style:text-properties fo:font-variant="normal" fo:text-transform="none" fo:color="#000000" style:text-line-through-style="none" style:text-line-through-type="none" style:font-name="Arial" fo:font-size="11pt" fo:font-style="normal" style:text-underline-style="none" fo:font-weight="normal" officeooo:rsid="0257e878" style:text-blinking="false" fo:background-color="transparent" loext:char-shading-value="0"/>
    </style:style>
    <style:style style:name="T133" style:family="text">
      <style:text-properties fo:font-variant="normal" fo:text-transform="none" fo:color="#000000" style:text-line-through-style="none" style:text-line-through-type="none" style:font-name="Arial" fo:font-size="11pt" fo:font-style="normal" style:text-underline-style="none" fo:font-weight="normal" officeooo:rsid="02588e6a" style:text-blinking="false" fo:background-color="transparent" loext:char-shading-value="0"/>
    </style:style>
    <style:style style:name="T134" style:family="text">
      <style:text-properties fo:font-variant="normal" fo:text-transform="none" fo:color="#000000" style:text-line-through-style="none" style:text-line-through-type="none" style:font-name="Arial" fo:font-size="11pt" fo:font-style="normal" style:text-underline-style="none" fo:font-weight="normal" officeooo:rsid="025a844a" style:text-blinking="false" fo:background-color="transparent" loext:char-shading-value="0"/>
    </style:style>
    <style:style style:name="T135" style:family="text">
      <style:text-properties fo:font-variant="normal" fo:text-transform="none" fo:color="#000000" style:text-line-through-style="none" style:text-line-through-type="none" style:font-name="arial" fo:font-size="11pt" fo:font-style="normal" style:text-underline-style="none" fo:font-weight="normal" officeooo:rsid="0016b0f0" style:text-blinking="false" fo:background-color="transparent" loext:char-shading-value="0" style:font-size-asian="11pt" style:font-size-complex="11pt"/>
    </style:style>
    <style:style style:name="T136" style:family="text">
      <style:text-properties fo:font-variant="normal" fo:text-transform="none" fo:color="#000000" style:text-line-through-style="none" style:text-line-through-type="none" style:font-name="arial" fo:font-size="11pt" fo:font-style="normal" style:text-underline-style="none" fo:font-weight="normal" officeooo:rsid="0114ce12" style:text-blinking="false" fo:background-color="transparent" loext:char-shading-value="0" style:font-size-asian="11pt" style:font-size-complex="11pt"/>
    </style:style>
    <style:style style:name="T137" style:family="text">
      <style:text-properties fo:font-variant="normal" fo:text-transform="none" fo:color="#000000" style:text-line-through-style="none" style:text-line-through-type="none" style:font-name="arial" fo:font-size="11pt" fo:font-style="normal" style:text-underline-style="none" fo:font-weight="normal" officeooo:rsid="020b192c" style:text-blinking="false" fo:background-color="transparent" loext:char-shading-value="0" style:font-size-asian="11pt" style:font-size-complex="11pt"/>
    </style:style>
    <style:style style:name="T138" style:family="text">
      <style:text-properties fo:font-variant="normal" fo:text-transform="none" fo:color="#000000" style:text-line-through-style="none" style:text-line-through-type="none" style:font-name="arial" fo:font-size="11pt" fo:font-style="italic" style:text-underline-style="none" fo:font-weight="normal" officeooo:rsid="0016b0f0" style:text-blinking="false" fo:background-color="transparent" loext:char-shading-value="0" style:font-size-asian="11pt" style:font-size-complex="11pt"/>
    </style:style>
    <style:style style:name="T139" style:family="text">
      <style:text-properties fo:font-variant="normal" fo:text-transform="none" fo:color="#000000" style:text-line-through-style="none" style:text-line-through-type="none" fo:font-style="normal" style:text-underline-style="none" fo:font-weight="normal" officeooo:rsid="0016b0f0" style:text-blinking="false" fo:background-color="transparent" loext:char-shading-value="0"/>
    </style:style>
    <style:style style:name="T140" style:family="text">
      <style:text-properties fo:font-variant="normal" fo:text-transform="none" fo:color="#000000" style:text-line-through-style="none" style:text-line-through-type="none" fo:font-style="normal" style:text-underline-style="none" fo:font-weight="normal" officeooo:rsid="0116ba44" style:text-blinking="false" fo:background-color="transparent" loext:char-shading-value="0"/>
    </style:style>
    <style:style style:name="T141" style:family="text">
      <style:text-properties fo:font-variant="normal" fo:text-transform="none" fo:color="#000000" style:text-line-through-style="none" style:text-line-through-type="none" fo:font-style="normal" style:text-underline-style="none" fo:font-weight="normal" officeooo:rsid="0179920f" style:text-blinking="false" fo:background-color="transparent" loext:char-shading-value="0"/>
    </style:style>
    <style:style style:name="T142" style:family="text">
      <style:text-properties fo:font-variant="normal" fo:text-transform="none" fo:color="#000000" style:text-line-through-style="none" style:text-line-through-type="none" fo:font-style="italic" style:text-underline-style="none" fo:font-weight="normal" officeooo:rsid="0016b0f0" style:text-blinking="false" fo:background-color="transparent" loext:char-shading-value="0"/>
    </style:style>
    <style:style style:name="T143" style:family="text">
      <style:text-properties officeooo:rsid="025099c7"/>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90e58073-7fff-884e-fd7b-3a88d8a52c36"/>Ryan McClue - z5346008</text:p>
      <text:p text:style-name="Text_20_body"><text:span text:style-name="T1">COMP4920 - Essay </text:span><text:span text:style-name="T2">2</text:span><text:span text:style-name="T1"> - Question </text:span><text:span text:style-name="T2">3</text:span><text:span text:style-name="T1"><text:line-break/></text:span><text:span text:style-name="T2">Achieving Fairness, Accountability and Transparency</text:span></text:p>
      <text:p text:style-name="P12"><text:span text:style-name="T3">Automated decision making (ADM) systems powered by artificial intelligence are becoming increasingly prevalent in society. Considering statistical and causal models of explanation, there are potential pathways for achieving fairness, accountability and transparency (FAT) in ADM systems. However, due to the nuanced nature of human cognition, these systems can only theoretically approximate the complexity of human decision making. As Sequoiah-Grayson (</text:span><text:span text:style-name="T104">N/A</text:span><text:span text:style-name="T3">, </text:span><text:span text:style-name="T44">pg. </text:span><text:span text:style-name="T45">1</text:span><text:span text:style-name="T3">) </text:span><text:span text:style-name="T42">posits</text:span><text:span text:style-name="T3">, these </text:span><text:span text:style-name="T43">values</text:span><text:span text:style-name="T3"> form an "unsatisfiable triad" for ADM, where "the entrenchment of one… will make at least one of the others more remote." As a result, while technical approaches can make progress toward FAT principles, achieving them fully in practice requires human involvement.</text:span></text:p>
      <text:p text:style-name="P2"/>
      <text:p text:style-name="P7"><text:span text:style-name="T3">A </text:span><text:span text:style-name="T6">statistical</text:span><text:span text:style-name="T3"> model of explanation focuses </text:span><text:span text:style-name="T6">on</text:span><text:span text:style-name="T3"> probabilistic relationships within data. This approach assumes that statistical patterns can reveal associations that influence decisions. On the other hand, </text:span><text:span text:style-name="T6">a</text:span><text:span text:style-name="T3"> causal model of explanation </text:span><text:span text:style-name="T6">looks at direct cause-and-effect relationships. This approach aligns with the human decision making process </text:span><text:span text:style-name="T105">at a high level</text:span><text:span text:style-name="T6">, where an individual's beliefs and desires influence their actions. </text:span><text:span text:style-name="T4">T</text:span><text:span text:style-name="T3">hese </text:span><text:span text:style-name="T106">explanatory </text:span><text:span text:style-name="T3">models offer different lenses to interpret the extent to which an ADM system is achieving FAT.</text:span></text:p>
      <text:p text:style-name="P3"/>
      <text:p text:style-name="P9"><text:span text:style-name="T3">In the context of a statistical model of explanation, an ADM system is fair</text:span><text:span text:style-name="T102">,</text:span><text:span text:style-name="T3"> </text:span><text:span text:style-name="T8">i</text:span><text:span text:style-name="T3">f </text:span><text:span text:style-name="T11">expressed mathematically,</text:span><text:span text:style-name="T3"> the proportion of positive to negative decisions are the same for all demographics. This statistical correlation can reveal biases in the system that need to be rectified to promote fairness. </text:span><text:span text:style-name="T107">Whether a decision is considered positive or negative is context specific. </text:span><text:span text:style-name="T3">Consider applying an ADM system to the University of California, Berkeley admissions study (Bickel et al., 1975). Initial statistical analysis showed that 44% of male applicants were accepted compared to only 35% of females, suggesting apparent gender discrimination. However, when examining acceptance rates by individual departments, females actually had higher acceptance rates than males. This phenomenon, known as Simpson's Paradox (Malinas and Bigelow, 2016), occurs when a statistical trend appears in grouped data but reverses when the data is subdivided. Th</text:span><text:span text:style-name="T64">is</text:span><text:span text:style-name="T3"> paradox arose because females more frequently applied to departments with lower overall acceptance rates, skewing the aggregate statistics. This example highlights several limitations of statistical fairness measures. Firstly, there is no clear guidance on how to address identified biases. As explored by Dressel and Farid (2018), blindly pursuing statistical fairness can lead to unintended consequences and even exacerbate existing inequalities. For instance, in an attempt to achieve statistical parity, </text:span><text:span text:style-name="T61">UC Berkeley</text:span><text:span text:style-name="T3"> might impose lower </text:span><text:span text:style-name="T61">acceptance</text:span><text:span text:style-name="T3"> standards for underrepresented groups. While this may superficially balance </text:span><text:span text:style-name="T61">student</text:span><text:span text:style-name="T3"> statistics, it fails to address the underlying causes of disparity and may reinforce harmful stereotypes. Secondly, there is no programmatic way to cluster the data that reveals all possible biases. The </text:span><text:span text:style-name="T65">UC </text:span><text:span text:style-name="T3">Berkeley case </text:span><text:soft-page-break/><text:span text:style-name="T3">illustrates how slicing the data differently exposed contradictory patterns. In real world applications, there are countless ways to segment populations. </text:span><text:span text:style-name="T66">This</text:span><text:span text:style-name="T3"> mak</text:span><text:span text:style-name="T66">es</text:span><text:span text:style-name="T3"> it intractable to exhaustively search for all potential statistical imbalances. </text:span><text:span text:style-name="T123">F</text:span><text:span text:style-name="T124">inally</text:span><text:span text:style-name="T3">, violations of demographic parity may not necessarily indicate unfairness given the context of the problem. This is explored by Wang et al. (2023), where differing base rates of recidivism leading to statistically unequal outcomes aren't necessarily discriminatory. In the criminal justice system, recidivism rates vary significantly across demographics due to complex socioeconomic factors. An ADM system that predicts equal reoffense probability for all groups, despite these base rate differences, could actually lead to less fair and accurate risk assessments. Sequoiah-Grayson (</text:span><text:span text:style-name="T104">N/A</text:span><text:span text:style-name="T3">, </text:span><text:span text:style-name="T49">pg. 8</text:span><text:span text:style-name="T3">) </text:span><text:span text:style-name="T46">remarks on this obstacle a statistical approach to fairness encounters. Specifically, “</text:span><text:span text:style-name="T47">This </text:span><text:span text:style-name="T46">normative obstacle cast</text:span><text:span text:style-name="T48">[s]</text:span><text:span text:style-name="T46"> doubt on the cogency of statistical explanation itself”. </text:span><text:span text:style-name="T120">Therefore, w</text:span><text:span text:style-name="T3">hile statistical approaches can work towards achieving fairness in an ADM system, they are not sufficient on their own. Human judg</text:span><text:span text:style-name="T7">e</text:span><text:span text:style-name="T3">ment </text:span><text:span text:style-name="T67">and therefore human involvement</text:span><text:span text:style-name="T3"> is required to properly interpret the inherent complexities of fairness.</text:span></text:p>
      <text:p text:style-name="P4"/>
      <text:p text:style-name="P13"><text:span text:style-name="T3">A causal model of explanation considers fairness to be if </text:span><text:span text:style-name="T125">the</text:span><text:span text:style-name="T3"> decision </text:span><text:span text:style-name="T125">from an ADM system </text:span><text:span text:style-name="T3">applies equally across different demographics. Beyond just identifying a correlation as a statistical model enables, causality provides a means to articulate the reasons for these relationships. By understanding the causal mechanisms at play, targeted interventions can be developed to promote fairness. In causal models, fairness queries are encoded as counterfactuals </text:span><text:span text:style-name="T31">(</text:span><text:span text:style-name="T3">Lewis, 1986). </text:span><text:span text:style-name="T12">These are </text:span><text:span text:style-name="T3">hypothetical scenarios that test causal relationships. Consider </text:span><text:span text:style-name="T13">again </text:span><text:span text:style-name="T3">the UC Berkeley admissions example. A causal analysis would ask counterfactual questions like "what would the admission rate be if all applicants were male?" versus "if all were female?". Different outcomes for these scenarios would establish that gender causally influences admissions. Chouldechova (2017) suggests that such a disparity may indicate potential discrimination, thus signifying unfairness. To perform such analysis, the relationships between variables are modelled as a causal graph, where nodes represent factors like gender or department choice, and edges indicate causal relationships between them. These paths through the graph reveal why dependencies exist and consequently why unfairness may occur. However, when establishing causal discrimination, the specific paths through which gender affects admission must be carefully examined. </text:span><text:span text:style-name="T14">This is because s</text:span><text:span text:style-name="T3">ome causal relationships may be considered admissible. </text:span><text:span text:style-name="T14">For</text:span><text:span text:style-name="T3"> </text:span><text:span text:style-name="T14">example</text:span><text:span text:style-name="T3">, if gender influences department choice which affects admission. Others may be deemed inadmissible and indicate unfairness. </text:span><text:span text:style-name="T15">For instance, i</text:span><text:span text:style-name="T3">f gender influences hobbies which then affect admission chances. Importantly, there is no algorithmic solution for determining which causal paths are acceptable. These decisions require cultural, social, and ethical considerations that only human judg</text:span><text:span text:style-name="T9">e</text:span><text:span text:style-name="T3">ment can properly evaluate. </text:span><text:span text:style-name="T32">A</text:span><text:span text:style-name="T3">s Sequoiah-Grayson (</text:span><text:span text:style-name="T104">N/A</text:span><text:span text:style-name="T3">, </text:span><text:span text:style-name="T50">pg. 7</text:span><text:span text:style-name="T3">) emphasi</text:span><text:span text:style-name="T32">s</text:span><text:span text:style-name="T3">es </text:span><text:span text:style-name="T33">in relation to a recidivism ADM</text:span><text:span text:style-name="T3">: "COMPAS does not possess anything like psychological attitudes. There is nothing… situated within the space of reasons". Human experts must assess whether gender differences arise from personal choice and merit, or from biased structures and assumptions. While the causal model can map out the pathways, it cannot inherently determine their social legitimacy. Therefore, while causal models provide powerful tools for </text:span><text:span text:style-name="T84">promoting</text:span><text:span text:style-name="T3"> fairness </text:span><text:span text:style-name="T83">in ADM systems</text:span><text:span text:style-name="T3">, human oversight remains essential for determining which causal relationships are ethically admissible.</text:span></text:p>
      <text:p text:style-name="P4"><text:soft-page-break/></text:p>
      <text:p text:style-name="P10"><text:span text:style-name="T3">Utilising a statistical model of explanation, transparency is the ability to </text:span><text:span text:style-name="T68">mathematically </text:span><text:span text:style-name="T16">express <text:s/></text:span><text:span text:style-name="T3">which input features most influenced the decision that was made </text:span><text:span text:style-name="T126">by an ADM system</text:span><text:span text:style-name="T3">. Modern explainable AI (</text:span><text:span text:style-name="T53">x</text:span><text:span text:style-name="T3">AI) techniques attempt to make </text:span><text:span text:style-name="T17">ADM</text:span><text:span text:style-name="T3"> systems more transparent through statistical approximations of their behaviour </text:span><text:span text:style-name="T37">(</text:span><text:span text:style-name="T51">Week 7 Lecture, pg. </text:span><text:span text:style-name="T52">29</text:span><text:span text:style-name="T37">)</text:span><text:span text:style-name="T3">. Rather than providing a complete decision trace, these methods offer simplified explanations of what features were most important for a particular output. </text:span><text:span text:style-name="T24">On</text:span><text:span text:style-name="T55">e</text:span><text:span text:style-name="T24"> approach is to use </text:span><text:span text:style-name="T3">model dependent </text:span><text:span text:style-name="T53">x</text:span><text:span text:style-name="T24">AI,</text:span><text:span text:style-name="T3"> </text:span><text:span text:style-name="T24">meaning they are specific to a particular ADM system. An example of this is</text:span><text:span text:style-name="T3"> feature importance plots. </text:span><text:span text:style-name="T22">These work by</text:span><text:span text:style-name="T3"> comput</text:span><text:span text:style-name="T22">ing</text:span><text:span text:style-name="T3"> statistical correlations between inputs and outputs. </text:span><text:span text:style-name="T22">Whilst they are effective at revealing</text:span><text:span text:style-name="T3"> which features are most important across the entire population, </text:span><text:span text:style-name="T23">t</text:span><text:span text:style-name="T3">hey often fail to capture what features </text:span><text:span text:style-name="T69">have the most impact</text:span><text:span text:style-name="T3"> for individual instances. </text:span><text:span text:style-name="T23">For example, consider an ADM system for approving loan applications. </text:span><text:span text:style-name="T70">F</text:span><text:span text:style-name="T23">eature importance analysis might show that income is the most influential factor overall. However, for an individual applicant with high income but poor credit history, credit score may have been the deciding factor in their rejection. </text:span><text:span text:style-name="T18">On the other hand, </text:span><text:span text:style-name="T19">there are </text:span><text:span text:style-name="T18">m</text:span><text:span text:style-name="T3">odel agnostic methods like LIME (Local Interpretable Model agnostic Explanations) </text:span><text:span text:style-name="T38">(</text:span><text:span text:style-name="T54">Week 7 Lecture, pg. 40</text:span><text:span text:style-name="T38">)</text:span><text:span text:style-name="T3">. LIME enhances transparency by sampling decisions around a point of interest, weighting them based on their distance to the original input, and fitting a simpler model to approximate the complex system's local behavio</text:span><text:span text:style-name="T20">ur</text:span><text:span text:style-name="T3">. This surrogate model quantifies feature importance </text:span><text:span text:style-name="T21">by</text:span><text:span text:style-name="T3"> providing weights that indicate each feature's contribution to the decision. </text:span><text:span text:style-name="T71">In an</text:span><text:span text:style-name="T3"> </text:span><text:span text:style-name="T71">animal image classifier for example</text:span><text:span text:style-name="T3">, these weights might show that pixels in certain regions contributed 80% to the classification probability of "dog". However, LIME only provides a rough approximation of the original model's behaviour. <text:s/>The resulting explanations, while locally informative, may not faithfully represent the true decision boundary. </text:span><text:span text:style-name="T72">T</text:span><text:span text:style-name="T3">hey achieve only partial transparency by focusing solely on input-output relationships </text:span><text:span text:style-name="T108">(Week 7 Lecture, pg. 41). </text:span><text:span text:style-name="T3">True transparency requires understanding not just what features mattered, but why they mattered in the broader context of the decision. Humans achieve transparency through contrastive reasoning rather than through statistical correlations. </text:span><text:span text:style-name="T73">That is,</text:span><text:span text:style-name="T3"> understanding why one option was chosen over alternatives. Furthermore, transparent decision making requires considering ethical implications </text:span><text:span text:style-name="T74">in real world contexts</text:span><text:span text:style-name="T3">, as discussed by Kearns and Star (2008). </text:span><text:span text:style-name="T74">A statistical method cannot capture this</text:span><text:span text:style-name="T3">. </text:span><text:span text:style-name="T34">This echoes Sequoiah-Grayson (</text:span><text:span text:style-name="T104">N/A</text:span><text:span text:style-name="T34">, </text:span><text:span text:style-name="T56">pg. 5</text:span><text:span text:style-name="T34">) argument "The reportability of an agent's normatively salient attitudes... is the property that connects accountability to transparency." </text:span><text:span text:style-name="T3">Therefore, while </text:span><text:span text:style-name="T75">x</text:span><text:span text:style-name="T3">AI techniques offer valuable tools for making </text:span><text:span text:style-name="T82">ADM systems</text:span><text:span text:style-name="T3"> more transparent, human </text:span><text:span text:style-name="T114">involvement</text:span><text:span text:style-name="T3"> </text:span><text:span text:style-name="T109">is</text:span><text:span text:style-name="T3"> </text:span><text:span text:style-name="T109">key</text:span><text:span text:style-name="T3"> for achieving meaningful transparency that aligns with human understanding and values.</text:span></text:p>
      <text:p text:style-name="P4"/>
      <text:p text:style-name="P14"><text:span text:style-name="T3">Considering a causal model of explanation, an ADM system is transparent if it's possible to trace the logical steps that were made in order to reach a decision. </text:span><text:span text:style-name="T127">Compared to traditional AI architectures that use machine learning, non-machine learning AI systems offer greater transparency through explicit causal mechanisms.</text:span><text:span text:style-name="T3"> </text:span><text:span text:style-name="T129">Contemporary</text:span><text:span text:style-name="T127"> machine learning models utilise</text:span><text:span text:style-name="T3"> neural networks, </text:span><text:span text:style-name="T115">which are </text:span><text:span text:style-name="T3">computational models that mimic the human brain. Modern systems like </text:span><text:span text:style-name="T62">Llama</text:span><text:span text:style-name="T3"> </text:span><text:span text:style-name="T63">(</text:span><text:span text:style-name="T135">Adminko, 2023)</text:span><text:span text:style-name="T3"> rely on vast networks of connections, often exceeding billions of parameters. </text:span><text:span text:style-name="T116">These are </text:span><text:span text:style-name="T3">encoded as binary data rather than human readable source code. This complexity makes it nearly impossible to comprehend the flow of information or articulate the </text:span><text:soft-page-break/><text:span text:style-name="T3">reasoning behind specific decisions. </text:span><text:span text:style-name="T131">Comparatively, </text:span><text:span text:style-name="T3">IBM's Deep Blue (Campbell, Hoane, &amp; Hsu, 2002) chess engine </text:span><text:span text:style-name="T130">is an example of a non-machine learning AI.</text:span><text:span text:style-name="T3"> The system utili</text:span><text:span text:style-name="T25">s</text:span><text:span text:style-name="T3">ed a</text:span><text:span text:style-name="T25">n</text:span><text:span text:style-name="T3"> algorithm encoded in plain text source code, allowing each move to be traced step-by-step. This deterministic nature ensure</text:span><text:span text:style-name="T103">d</text:span><text:span text:style-name="T3"> that given the same input state, the system w</text:span><text:span text:style-name="T103">ould</text:span><text:span text:style-name="T3"> always produce identical outputs. Such transparency enables verification of the system's reasoning process, as each decision point maps to specific programmed rules and evaluation criteria. The high degree of transparency was evident when </text:span><text:span text:style-name="T76">Deep Blue’s human opponent exploited </text:span><text:span text:style-name="T77">an </text:span><text:span text:style-name="T3">understanding of the algorithm by prolonging games to induce confusion. By stretching games out, Deep Blue </text:span><text:span text:style-name="T78">was steered into</text:span><text:span text:style-name="T3"> searching an intractably high number of future move combinations. However, even with such explicit causal mechanisms, full transparency remains elusive. While humans can trace the logical steps, understanding why certain rules or evaluation criteria were chosen requires deeper knowledge of chess strategy and computational limitations. For instance, Deep Blue's evaluation function assigned specific numerical values to chess pieces and positions, but these values required human expertise to determine and validate. Making sense of these metrics demands sophisticated domain knowledge beyond just reading the source code. </text:span><text:span text:style-name="T35">This resonates with </text:span><text:span text:style-name="T3">Sequoiah-Grayson (</text:span><text:span text:style-name="T104">N/A</text:span><text:span text:style-name="T3">, </text:span><text:span text:style-name="T57">pg. </text:span><text:span text:style-name="T58">2</text:span><text:span text:style-name="T3">), </text:span><text:span text:style-name="T35">who notes that</text:span><text:span text:style-name="T3"> "...accuracy in ADM turns on computational complexity, and that computational complexity inhibits transparency". <text:s/>Transparency at the level of code and logic is necessary but not sufficient. Users must also grasp the semantic concepts and value judg</text:span><text:span text:style-name="T29">e</text:span><text:span text:style-name="T3">ments embedded in the </text:span><text:span text:style-name="T79">ADM </text:span><text:span text:style-name="T80">software</text:span><text:span text:style-name="T3">. Therefore, while causal systems offer clearer decision traces than their statistical counterparts, </text:span><text:span text:style-name="T110">only with </text:span><text:span text:style-name="T3">human domain knowledge </text:span><text:span text:style-name="T110">can </text:span><text:span text:style-name="T81">true transparency </text:span><text:span text:style-name="T110">be achieved </text:span><text:span text:style-name="T81">in ADM systems.</text:span></text:p>
      <text:p text:style-name="P11"/>
      <text:p text:style-name="P4">A universal view of accountability is if an ADM system can assign responsibility to a decision.</text:p>
      <text:p text:style-name="P15"><text:span text:style-name="T3">Specifically, this means the system makes it clear as to what actions can be taken to change the decision that was made. </text:span><text:span text:style-name="T39">LEWIS </text:span><text:span text:style-name="T112">(Language for Expressing Wish Inference and Suspicion)</text:span><text:span text:style-name="T39"> is a framework </text:span><text:span text:style-name="T132">that can be used to achieve accountability </text:span><text:span text:style-name="T40">(Galhotra et al., 2021)</text:span><text:span text:style-name="T39">. </text:span><text:span text:style-name="T133">It</text:span><text:span text:style-name="T39"> c</text:span><text:span text:style-name="T3">ombin</text:span><text:span text:style-name="T39">es</text:span><text:span text:style-name="T3"> both causal and statistical methods </text:span><text:span text:style-name="T39">in the form of</text:span><text:span text:style-name="T3"> probabilistic counterfactuals. </text:span><text:span text:style-name="T134">T</text:span><text:span text:style-name="T3">hese models analy</text:span><text:span text:style-name="T26">s</text:span><text:span text:style-name="T3">e not just what would change if a single factor were different, but also quantify the likelihood of different outcomes under various scenarios. For instance, in a loan approval </text:span><text:span text:style-name="T89">ADM system</text:span><text:span text:style-name="T3">, rather than simply stating that income was too low, the system can specify that increasing income by $10,000 would raise approval probability by </text:span><text:span text:style-name="T117">1</text:span><text:span text:style-name="T3">0%. This probabilistic framework helps identify both sufficient and necessary conditions for changing decisions. A sufficient condition might be that increasing income alone would guarantee approval. </text:span><text:span text:style-name="T118">A</text:span><text:span text:style-name="T3"> necessary condition </text:span><text:span text:style-name="T85">might be</text:span><text:span text:style-name="T3"> that approval is impossible without meeting certain criteria like a minimum credit scor</text:span><text:span text:style-name="T86">e.</text:span><text:span text:style-name="T3"> The strength of this approach lies in its ability to provide concrete, actionable feedback while acknowledging the inherent uncertainty in real world decisions. It recogni</text:span><text:span text:style-name="T30">s</text:span><text:span text:style-name="T3">es that outcomes often depend on complex combinations of variables rather than clear cut thresholds. However, algorithmic analysis alone cannot determine what constitutes meaningful or achievable change. </text:span><text:span text:style-name="T87">This touches on what</text:span><text:span text:style-name="T3"> Barocas et al. (2020) </text:span><text:span text:style-name="T87">noted, whereby </text:span><text:span text:style-name="T3">counterfactuals rely on hidden assumptions. While the </text:span><text:span text:style-name="T88">loan </text:span><text:span text:style-name="T90">ADM system</text:span><text:span text:style-name="T3"> might suggest that a $10,000 income increase would likely lead to approval, only human judg</text:span><text:span text:style-name="T10">e</text:span><text:span text:style-name="T3">ment can evaluate whether this represents a reasonable path forward. </text:span><text:span text:style-name="T27">For a low-income applicant, such a significant raise may be entirely infeasible. The counterfactual is only </text:span><text:soft-page-break/><text:span text:style-name="T27">useful if it translates into realistic steps the user can take.</text:span><text:span text:style-name="T3"> </text:span><text:span text:style-name="T41">Sequoiah-Grayson (</text:span><text:span text:style-name="T104">N/A</text:span><text:span text:style-name="T41">, </text:span><text:span text:style-name="T59">pg. 5</text:span><text:span text:style-name="T41">) </text:span><text:span text:style-name="T96">di</text:span><text:span text:style-name="T97">sc</text:span><text:span text:style-name="T96">usses this,</text:span><text:span text:style-name="T41"> </text:span><text:span text:style-name="T96">stating</text:span><text:span text:style-name="T41"> that "Not all behavio</text:span><text:span text:style-name="T60">u</text:span><text:span text:style-name="T41">r… is reasonable, but it may be reasonable insofar as it is caused by attitudes of the agent". </text:span><text:span text:style-name="T98">Consequently</text:span><text:span text:style-name="T3">, humans must assess whether suggested changes align with ethical and practical considerations. </text:span><text:span text:style-name="T90">An </text:span><text:span text:style-name="T99">example of a</text:span><text:span text:style-name="T100">n unethical</text:span><text:span text:style-name="T90"> suggestion may be i</text:span><text:span text:style-name="T3">f the system suggests changing one's name would increase approval chances. </text:span><text:span text:style-name="T28"><text:s/></text:span><text:span text:style-name="T92">Probabilistic c</text:span><text:span text:style-name="T28">ounterfactual</text:span><text:span text:style-name="T93">s</text:span><text:span text:style-name="T28"> might reveal that the system is discriminating, but it is up to human oversight to recogni</text:span><text:span text:style-name="T36">s</text:span><text:span text:style-name="T28">e and rectify this problematic behavio</text:span><text:span text:style-name="T36">u</text:span><text:span text:style-name="T28">r. Accountability requires not just knowing how outcomes can be altered, but also judging which alterations are appropriate to suggest or implement. This aligns with Brunero's (2013) argument that explanations must consider the normative dimension of reasons</text:span><text:span text:style-name="T119">.</text:span><text:span text:style-name="T28"> </text:span><text:span text:style-name="T3">Therefore, while probabilistic counterfactuals offer </text:span><text:span text:style-name="T101">a </text:span><text:span text:style-name="T3">valuable </text:span><text:span text:style-name="T101">method for achieving</text:span><text:span text:style-name="T3"> accountability </text:span><text:span text:style-name="T91">in ADM systems</text:span><text:span text:style-name="T3">, human </text:span><text:span text:style-name="T94">involvement is still required. </text:span><text:span text:style-name="T121">Critical human thinking</text:span><text:span text:style-name="T3"> is essential for interpreting and contextuali</text:span><text:span text:style-name="T94">s</text:span><text:span text:style-name="T3">ing </text:span><text:span text:style-name="T95">the </text:span><text:span text:style-name="T3">suggestions </text:span><text:span text:style-name="T95">made by </text:span><text:span text:style-name="T122">an</text:span><text:span text:style-name="T95"> ADM </text:span><text:span text:style-name="T3">within a broader framework of ethical responsibility.</text:span></text:p>
      <text:p text:style-name="P5"/>
      <text:p text:style-name="P8"><text:span text:style-name="T3">In conclusion, by exploring </text:span><text:span text:style-name="T5">statistical</text:span><text:span text:style-name="T3"> and </text:span><text:span text:style-name="T5">causal</text:span><text:span text:style-name="T3"> accounts of explanation, ADM systems powered by AI can work towards achieving FAT. However, computational models of human decision making will never be perfect due to the innate complexities of human nature. Sequoiah-Grayson (</text:span><text:span text:style-name="T104">N/A</text:span><text:span text:style-name="T3">) </text:span><text:span text:style-name="T111">reinforces this notion,</text:span><text:span text:style-name="T3"> highlig</text:span><text:span text:style-name="T111">hting</text:span><text:span text:style-name="T3"> the inherent limitations of pursuing these properties in ADM without human involvement. As a result, to fully achieve FAT, human involvement is required.</text:span></text:p>
      <text:p text:style-name="P2"/>
      <text:p text:style-name="P6"><text:bookmark text:name="docs-internal-guid-ae9c35cb-7fff-9e78-c157-a7bef780d84c"/>References</text:p>
      <text:list xml:id="list2623498033" text:style-name="L1">
        <text:list-item>
          <text:p text:style-name="P16"><text:span text:style-name="T135">Sequoiah-Grayson, S. (</text:span><text:span text:style-name="T137">N/A</text:span><text:span text:style-name="T135">) </text:span><text:span text:style-name="T138">The Unsatisfiable Triad: A Problem for Automated Decision Making.</text:span><text:span text:style-name="T135"> [unpublished manuscript].</text:span></text:p>
        </text:list-item>
        <text:list-item>
          <text:p text:style-name="P18"><text:span text:style-name="T139">Bickel, P.J., Hammel, E.A. and O'Connell, J.W., 1975. Sex Bias in Graduate Admissions: Data from Berkeley: Measuring bias is harder than is usually assumed, and the evidence is sometimes contrary to expectation. </text:span><text:span text:style-name="T142">Science</text:span><text:span text:style-name="T139">, </text:span><text:span text:style-name="T142">187</text:span><text:span text:style-name="T139">(4175), pp.398-404.</text:span></text:p>
        </text:list-item>
        <text:list-item>
          <text:p text:style-name="P19"><text:span text:style-name="T139">Malinas, G. and Bigelow, J. (2016). </text:span><text:span text:style-name="T142">Simpson’s Paradox (Stanford Encyclopedia of Philosophy)</text:span><text:span text:style-name="T139">. [online] Available at: </text:span><text:a xlink:type="simple" xlink:href="https://plato.stanford.edu/entries/paradox-simpson/" text:style-name="Internet_20_link" text:visited-style-name="Visited_20_Internet_20_Link">https://plato.stanford.edu/entries/paradox-simpson/</text:a><text:span text:style-name="T139"> [Accessed 28 Oct. 2024]</text:span></text:p>
        </text:list-item>
        <text:list-item>
          <text:p text:style-name="P21">Julia Dressel and Hany Farid. 2018. The accuracy, fairness, and limits of predicting recidivism. Science advances 4, 1 (2018), eaao5580. </text:p>
        </text:list-item>
        <text:list-item>
          <text:p text:style-name="P21">Caroline Wang, Bin Han, Bhrij Patel, and Cynthia Rudin. 2023. In pursuit of interpretable, fair and accurate machine learning for criminal recidivism prediction. Journal of Quantitative Criminology 39, 2 (2023), 519–581.</text:p>
        </text:list-item>
        <text:list-item>
          <text:p text:style-name="P21">David K Lewis. 1986. Causation. (1986). Peter Lipton. 1990. Contrastive explanation. Royal Institute of Philosophy Supplements 27 (1990), 247–266. Ilkka Niiniluoto. 1981. Statistical explanation reconsidered. Synthese (1981), 437–472. </text:p>
        </text:list-item>
        <text:list-item>
          <text:p text:style-name="P21">Alexandra Chouldechova. 2017. Fair prediction with disparate impact: A study of bias in recidivism prediction instruments. Big data 5, 2 (2017), 153–163. </text:p>
        </text:list-item>
        <text:list-item>
          <text:p text:style-name="P22">Lecture Slides Week 7 - Transparency, XAI, Interpretability, University of NSW, 2024.</text:p>
        </text:list-item>
        <text:list-item>
          <text:p text:style-name="P22"><text:soft-page-break/>Stephen Kearns and Daniel Star. 2008. Reasons: Explanations or evidence? Ethics 119, 1 (2008), 31–56. </text:p>
        </text:list-item>
        <text:list-item>
          <text:p text:style-name="P20"><text:span text:style-name="T139"><text:s/>Adminko (2023). </text:span><text:span text:style-name="T142">Llama 2 model sizes (7B, 13B, 70B)</text:span><text:span text:style-name="T139">. [online] Llama 2. Available at: </text:span><text:a xlink:type="simple" xlink:href="https://llama-2.ai/llama-2-model-sizes/" text:style-name="Internet_20_link" text:visited-style-name="Visited_20_Internet_20_Link">https://llama-2.ai/llama-2-model-sizes/</text:a><text:span text:style-name="T139">. </text:span><text:span text:style-name="T141">[</text:span><text:span text:style-name="T140">Accessed 30 Oct. 2024</text:span><text:span text:style-name="T141">]</text:span></text:p>
        </text:list-item>
        <text:list-item>
          <text:p text:style-name="P17"><text:span text:style-name="T135"><text:s/>Campbell, M., Hoane, A. J., &amp; Hsu, F. H. (2002). Deep blue. </text:span><text:span text:style-name="T138">Artificial intelligence</text:span><text:span text:style-name="T135">, </text:span><text:span text:style-name="T138">134</text:span><text:span text:style-name="T135">(1-2), </text:span><text:span text:style-name="T136">5</text:span><text:span text:style-name="T135">7-83.</text:span></text:p>
        </text:list-item>
        <text:list-item>
          <text:p text:style-name="P17"><text:span text:style-name="T135"><text:s/>Galhotra, S., Pradhan, R. and Salimi, B., 2021, June. Explaining black-box algorithms using probabilistic contrastive counterfactuals. In </text:span><text:span text:style-name="T138">Proceedings of the 2021 International Conference on Management of Data</text:span><text:span text:style-name="T135"> (pp. 577-590).</text:span></text:p>
        </text:list-item>
        <text:list-item>
          <text:p text:style-name="P23"><text:s/>Solon Barocas, Andrew D Selbst, and Manish Raghavan. 2020. The hidden assumptions behind counterfactual explanations and principal reasons. In Proceedings of the 2020 conference on fairness, accountability, and transparency. 80–89. </text:p>
        </text:list-item>
        <text:list-item>
          <text:p text:style-name="P23"><text:s/>John Brunero. 2013. Reasons as explanations. Philosophical Studies 165 (2013), 805–824.</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ans-serif"/>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0-20T17:06:50.151279401</meta:creation-date>
    <meta:generator>LibreOffice/6.4.7.2$Linux_X86_64 LibreOffice_project/40$Build-2</meta:generator>
    <dc:date>2024-11-01T12:50:46.538347849</dc:date>
    <meta:editing-duration>PT10H49M42S</meta:editing-duration>
    <meta:editing-cycles>294</meta:editing-cycles>
    <meta:document-statistic meta:table-count="0" meta:image-count="0" meta:object-count="0" meta:page-count="6" meta:paragraph-count="26" meta:word-count="2647" meta:character-count="18620" meta:non-whitespace-character-count="16006"/>
  </office:meta>
</office:document-meta>
</file>